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Devanagari1" svg:font-family="'Lohit Devanagari'"/>
    <style:font-face style:name="NexusSans" svg:font-family="NexusSans, Arial, Helvetica, 'Lucida Sans Unicode', 'Microsoft Sans Serif', 'Segoe UI Symbol', STIXGeneral, 'Cambria Math', 'Arial Unicode MS', sans-serif"/>
    <style:font-face style:name="NexusSerif" svg:font-family="NexusSerif, Georgia, 'Times New Roman', Times, STIXGeneral, 'Cambria Math', 'Lucida Sans Unicode', 'Microsoft Sans Serif', 'Segoe UI Symbol', 'Arial Unicode MS',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52d35" officeooo:paragraph-rsid="00152d35"/>
    </style:style>
    <style:style style:name="P2" style:family="paragraph" style:parent-style-name="Standard">
      <style:text-properties officeooo:rsid="00152d35" officeooo:paragraph-rsid="00157eea"/>
    </style:style>
    <style:style style:name="P3" style:family="paragraph" style:parent-style-name="Standard">
      <style:text-properties officeooo:rsid="001957d2" officeooo:paragraph-rsid="001957d2"/>
    </style:style>
    <style:style style:name="P4" style:family="paragraph" style:parent-style-name="Standard">
      <style:text-properties officeooo:rsid="002400a7" officeooo:paragraph-rsid="002400a7"/>
    </style:style>
    <style:style style:name="P5" style:family="paragraph" style:parent-style-name="Standard">
      <style:text-properties fo:font-weight="bold" officeooo:rsid="002400a7" officeooo:paragraph-rsid="002400a7" style:font-weight-asian="bold" style:font-weight-complex="bold"/>
    </style:style>
    <style:style style:name="P6" style:family="paragraph" style:parent-style-name="Standard">
      <style:text-properties officeooo:paragraph-rsid="002400a7"/>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50505" style:font-name="inherit" fo:font-size="13.5pt" fo:letter-spacing="normal" fo:font-style="normal" fo:font-weight="normal"/>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50505" style:font-name="inherit" fo:font-size="13.5pt" fo:letter-spacing="normal" fo:font-style="normal" fo:font-weight="normal" officeooo:paragraph-rsid="002400a7"/>
    </style:style>
    <style:style style:name="P9" style:family="paragraph" style:parent-style-name="Standard">
      <style:paragraph-properties fo:margin-left="0cm" fo:margin-right="0cm" fo:orphans="2" fo:widows="2" fo:text-indent="0cm" style:auto-text-indent="false"/>
      <style:text-properties fo:font-variant="normal" fo:text-transform="none" fo:color="#050505" style:font-name="Helvetica" fo:font-size="13.5pt" fo:letter-spacing="normal" fo:font-style="normal" fo:font-weight="normal"/>
    </style:style>
    <style:style style:name="P10" style:family="paragraph" style:parent-style-name="Standard">
      <style:paragraph-properties fo:margin-left="0cm" fo:margin-right="0cm" fo:text-align="start" style:justify-single-word="false" fo:orphans="2" fo:widows="2" fo:text-indent="0cm" style:auto-text-indent="false"/>
      <style:text-properties style:font-name="inherit"/>
    </style:style>
    <style:style style:name="P11" style:family="paragraph" style:parent-style-name="Standard">
      <style:text-properties fo:font-variant="normal" fo:text-transform="none" fo:color="#050505" style:font-name="inherit" fo:font-size="13.5pt" fo:letter-spacing="normal" fo:font-style="normal" fo:font-weight="normal" officeooo:rsid="0024f9e8" officeooo:paragraph-rsid="00152d35"/>
    </style:style>
    <style:style style:name="P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50505" style:font-name="inherit" fo:font-size="13.5pt" fo:letter-spacing="normal" fo:font-style="normal" fo:font-weight="normal"/>
    </style:style>
    <style:style style:name="P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4" style:family="paragraph" style:parent-style-name="Standard">
      <style:paragraph-properties fo:margin-top="0cm" fo:margin-bottom="0cm" loext:contextual-spacing="false" fo:text-align="start" style:justify-single-word="false" fo:orphans="2" fo:widows="2"/>
      <style:text-properties fo:font-variant="normal" fo:text-transform="none" fo:color="#050505" style:font-name="inherit" fo:font-size="13.5pt" fo:letter-spacing="normal" fo:font-style="normal" fo:font-weight="normal"/>
    </style:style>
    <style:style style:name="T1" style:family="text">
      <style:text-properties officeooo:rsid="0021a816"/>
    </style:style>
    <style:style style:name="T2" style:family="text">
      <style:text-properties fo:font-variant="normal" fo:text-transform="none" fo:color="#050505" style:font-name="inherit" fo:font-size="13.5pt" fo:letter-spacing="normal" fo:font-style="normal" fo:font-weight="normal"/>
    </style:style>
    <style:style style:name="T3" style:family="text">
      <style:text-properties fo:font-variant="normal" fo:text-transform="none" fo:color="#050505" style:font-name="inherit" fo:font-size="13.5pt" fo:letter-spacing="normal" fo:font-style="normal" fo:font-weight="normal" officeooo:rsid="002400a7" loext:padding="0cm" loext:border="none"/>
    </style:style>
    <style:style style:name="T4" style:family="text">
      <style:text-properties fo:font-variant="normal" fo:text-transform="none" fo:color="#050505" style:font-name="inherit" fo:font-size="13.5pt" fo:letter-spacing="normal" fo:font-style="normal" fo:font-weight="normal" officeooo:rsid="0024c68a" loext:padding="0cm" loext:border="none"/>
    </style:style>
    <style:style style:name="T5" style:family="text">
      <style:text-properties fo:font-variant="normal" fo:text-transform="none" fo:color="#050505" style:text-line-through-style="none" style:text-line-through-type="none" style:font-name="inherit" fo:font-size="13.5pt" fo:letter-spacing="normal"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505050" style:font-name="NexusSerif" fo:letter-spacing="normal" fo:font-style="normal" fo:font-weight="normal" loext:padding="0cm" loext:border="none"/>
    </style:style>
    <style:style style:name="T7" style:family="text">
      <style:text-properties fo:font-variant="normal" fo:text-transform="none" fo:color="#505050" style:font-name="NexusSerif" fo:letter-spacing="normal" fo:font-style="normal" fo:font-weight="normal" officeooo:rsid="002400a7" loext:padding="0cm" loext:border="none"/>
    </style:style>
    <style:style style:name="T8" style:family="text">
      <style:text-properties fo:font-variant="normal" fo:text-transform="none" fo:color="#0c7dbb" style:text-line-through-style="none" style:text-line-through-type="none" style:font-name="NexusSans" fo:font-size="12.75pt" fo:letter-spacing="normal" fo:font-style="normal" style:text-underline-style="none" fo:font-weight="normal" style:text-blinking="false" fo:background-color="transparent" loext:char-shading-value="0" loext:padding="0cm" loext:border="none"/>
    </style:style>
    <style:style style:name="T9" style:family="text">
      <style:text-properties fo:font-variant="normal" fo:text-transform="none" fo:color="#ff6c00" style:text-line-through-style="none" style:text-line-through-type="none" style:font-name="NexusSans" fo:font-size="12.75pt" fo:letter-spacing="normal" fo:font-style="normal" style:text-underline-style="none" fo:font-weight="normal" style:text-blinking="false" fo:background-color="transparent" loext:char-shading-value="0" loext:padding="0cm" loext:border="none"/>
    </style:style>
    <style:style style:name="T10" style:family="text">
      <style:text-properties officeooo:rsid="002400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rong cuộc chiến xâm lược Ukraina đang diễn ra cho đến bây giờ Nga bắn phá ác liệt nhất chắc là thành phố Kharkov. Đây là thành phố lớn thứ 2 ở Ukraina và cũng là nơi gắn liền đến khá nhiều người nổi tiếng.</text:p>
      <text:p text:style-name="P12">Người đầu tiên chắc phải kể đến là tỷ phú Vượng Việt Nam. Trước khi về Việt Nam, Kharkov chính là nơi tỷ phú tích lũy tư bản làm giàu từ sản xuất và bán các loại mỳ tôm. Nhưng ông Vượng cũng rất gắn liền với nước Nga, vì từng học ở trường mỏ địa chất Moscow. </text:p>
      <text:p text:style-name="P12">Người thứ hai gắn liền với thành phố Kharkov nhưng cũng liên quan đến Nga là Aleksandr Lyapunov. Ông có lẽ là một trong những nhà toán lý người Nga có ảnh hưởng bậc nhất trong lĩnh vực điều khiển thế giới. Sau ông, Nga còn có thêm những người nổi tiếng khác như Pontryagin, Yakubovich (lên quan đến điều khiển tối ưu), nhưng có lẽ tầm ảnh hưởng không bằng Lyapunov. Có thể nói không ai làm trong ngành điều khiển mà không sử dụng những lý thuyết mang tên ông như Lyapunov stablity, Lyapunov function, Lyapunov equations, ... Nó vừa là công cụ để phân tích và đồng thời dùng để thiết kế các bộ điều khiển cho rất nhiều các hệ thống mà chúng ta dùng ngày hôm nay, từ chemical process control cho đến mechanical systems như robot, xe hơi, máy bay, tàu bè...vv. </text:p>
      <text:p text:style-name="P12">Theo nhiều tài liệu Lyapunov sang Kharkov giảng dạy và nghiên cứu từ 1887-1893, và ở đây ông xuất bản cuốn “The general problem of the stability of motion” vào năm 1892, đặt nền móng cho lý thuyết điều khiển hiện đại sau này. Cuốn này cũng chính là luận văn tiến sỹ của ông. 10 năm sau ngày ra đời, cuốn này được dịch sang tiếng Pháp, và 100 năm sau tưởng nhớ đến ông cuốn này được dịch sang tiếng anh bởi Taylor Francis. Năm 2017, nhân kỷ niệm 125 năm ngày ra đời lý thuyết Lyapunov, IFAC (hiệp hội điều khiển thế giới) tổ chức một section để tri ân đóng góp Lyapunov mang tên “The Legacy of A.M. Lyapunov to Systems and Control Theory”, nơi có các bài báo thụ vị mình dùng tham khảo để viết status này. </text:p>
      <text:p text:style-name="P12">Một người Nga nữa cũng rất nổi tiếng ở Kharkov là Lenin, nơi dưới thời Xô Viết cụ được xây một bức tượng to nhất ở Ukraina. Nhưng không may mắn như Lyapunov tượng Lenin bị người dân kéo đổ năm 2014, trong khi đó những di sản của Lyapunov vẫn đang được giữ lại ở Kharkov cho đến ngày nay.</text:p>
      <text:p text:style-name="P12">Một số tài liệu liên quan đến Lyapunov trong status này:</text:p>
      <text:p text:style-name="P12">[1]: Stability, as told by its developers, Antonio Loria, ElenaPanteley, 2017</text:p>
      <text:p text:style-name="P14">[2]: Aleksandr Lyapunov: remembered by his contemporaries, N.A. Pakshina, 2017</text:p>
      <text:p text:style-name="P14">[3]: The general problem of the stability of motion, Aleksandr Lyapunov, bản dịch 1992.</text:p>
      <text:p text:style-name="P13"><text:span text:style-name="T2">[4]: </text:span><text:a xlink:type="simple" xlink:href="https://web.kpi.kharkov.ua/cmps/en/lyapunov-award/?fbclid=IwAR0_wWea3-8c3LAxtM3JwNjGq3K30J0KJ1e8jHy1uTxlym9bCXOe-kGL3D8" office:target-frame-name="_blank" xlink:show="new" text:style-name="Internet_20_link" text:visited-style-name="Visited_20_Internet_20_Link"><text:span text:style-name="T5">https://web.kpi.kharkov.ua/cmps/en/lyapunov-award/</text:span></text:a></text:p>
      <text:p text:style-name="P14"><text:soft-page-break/>[5]: Rất nhiều sách điều khiển phi tuyến đề cập chi tiết đến lý thuyết Lyapunov và ứng dụng, trong đó phải kể đến các cuốn của Khalil (2002), Slotine (1991), Isidori, và VIDYASAGAR.</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ohit Devanagari1" svg:font-family="'Lohit Devanagari'"/>
    <style:font-face style:name="NexusSans" svg:font-family="NexusSans, Arial, Helvetica, 'Lucida Sans Unicode', 'Microsoft Sans Serif', 'Segoe UI Symbol', STIXGeneral, 'Cambria Math', 'Arial Unicode MS', sans-serif"/>
    <style:font-face style:name="NexusSerif" svg:font-family="NexusSerif, Georgia, 'Times New Roman', Times, STIXGeneral, 'Cambria Math', 'Lucida Sans Unicode', 'Microsoft Sans Serif', 'Segoe UI Symbol', 'Arial Unicode MS',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6T08:46:05.475791287</meta:creation-date>
    <dc:date>2022-03-06T15:50:49.930958880</dc:date>
    <meta:editing-duration>PT1H43M28S</meta:editing-duration>
    <meta:editing-cycles>3</meta:editing-cycles>
    <meta:generator>LibreOffice/6.0.7.3$Linux_X86_64 LibreOffice_project/00m0$Build-3</meta:generator>
    <meta:document-statistic meta:table-count="0" meta:image-count="0" meta:object-count="0" meta:page-count="2" meta:paragraph-count="11" meta:word-count="537" meta:character-count="2749" meta:non-whitespace-character-count="2220"/>
  </office:meta>
</office:document-meta>
</file>